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2a2c" officeooo:paragraph-rsid="000f2a2c"/>
    </style:style>
    <style:style style:name="P2" style:family="paragraph" style:parent-style-name="Standard">
      <style:text-properties officeooo:rsid="000f2a2c" officeooo:paragraph-rsid="00155b39"/>
    </style:style>
    <style:style style:name="P3" style:family="paragraph" style:parent-style-name="Standard">
      <style:text-properties officeooo:rsid="00122973" officeooo:paragraph-rsid="00122973"/>
    </style:style>
    <style:style style:name="P4" style:family="paragraph" style:parent-style-name="Standard">
      <style:text-properties officeooo:rsid="00122973" officeooo:paragraph-rsid="00155b39"/>
    </style:style>
    <style:style style:name="P5" style:family="paragraph" style:parent-style-name="Standard">
      <style:text-properties officeooo:rsid="00141610" officeooo:paragraph-rsid="00122973"/>
    </style:style>
    <style:style style:name="P6" style:family="paragraph" style:parent-style-name="Standard">
      <style:text-properties officeooo:rsid="00141610" officeooo:paragraph-rsid="00141610"/>
    </style:style>
    <style:style style:name="P7" style:family="paragraph" style:parent-style-name="Standard">
      <style:text-properties officeooo:rsid="00155b39" officeooo:paragraph-rsid="00155b39"/>
    </style:style>
    <style:style style:name="P8" style:family="paragraph" style:parent-style-name="Standard">
      <style:text-properties officeooo:rsid="00163ce5" officeooo:paragraph-rsid="00163ce5"/>
    </style:style>
    <style:style style:name="T1" style:family="text">
      <style:text-properties officeooo:rsid="00122973"/>
    </style:style>
    <style:style style:name="T2" style:family="text">
      <style:text-properties officeooo:rsid="00141610"/>
    </style:style>
    <style:style style:name="T3" style:family="text">
      <style:text-properties officeooo:rsid="00155b39"/>
    </style:style>
    <style:style style:name="T4" style:family="text">
      <style:text-properties officeooo:rsid="00156b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C</text:p>
      <text:p text:style-name="P1"/>
      <text:p text:style-name="P1"/>
      <text:p text:style-name="P1">Explain Building process</text:p>
      <text:p text:style-name="P1">What is lvalue and rvalue?</text:p>
      <text:p text:style-name="P1">Where the command line arguments are stored?</text:p>
      <text:p text:style-name="P1">Can we execute a function without main?</text:p>
      <text:p text:style-name="P1">List Datatypes</text:p>
      <text:p text:style-name="P1">What is storage class and storage class specifiers?</text:p>
      <text:p text:style-name="P1">Do preprocessing directives follow any order?</text:p>
      <text:p text:style-name="P1">Why Intermediate code generation?</text:p>
      <text:p text:style-name="P1">What is the language term for Intermediate code generation?</text:p>
      <text:p text:style-name="P1">Two dimensional array accessing using pointer</text:p>
      <text:p text:style-name="P1">Memory representation of various pointers</text:p>
      <text:p text:style-name="P1">Use of function pointer and how it can be accessed and where it is getting stored</text:p>
      <text:p text:style-name="P1">Dynamic memory allocation</text:p>
      <text:p text:style-name="P1">Size of structures , where it can be used?</text:p>
      <text:p text:style-name="P8">Stack frame</text:p>
      <text:p text:style-name="P3">How much we can write into a file? Which is efficient way of writing?</text:p>
      <text:p text:style-name="P3">Debuuging macros</text:p>
      <text:p text:style-name="P3">why #pragma and how it is used?</text:p>
      <text:p text:style-name="P3">Various bitwise operations</text:p>
      <text:p text:style-name="P3">What are the types of library and how its been resolved the address of library</text:p>
      <text:p text:style-name="P3">Optimzation levels with example</text:p>
      <text:p text:style-name="P3"/>
      <text:p text:style-name="P2"/>
      <text:p text:style-name="P2"><text:tab/><text:tab/><text:tab/><text:tab/><text:span text:style-name="T3">PROGRAMS</text:span>(Optimization is mandatory)</text:p>
      <text:p text:style-name="P2"/>
      <text:p text:style-name="P2">Remove multiple white spaces with single space</text:p>
      <text:p text:style-name="P2">Remove duplicate characters</text:p>
      <text:p text:style-name="P2">Given a number , postion1, position2 and n , Copy the bits from postion1 n times and paste in position2 n times</text:p>
      <text:p text:style-name="P7">Nibble swapping</text:p>
      <text:p text:style-name="P7">Test <text:s/>a particular bit is set , if it is set then sum all the bits that are set from that bit till last bit</text:p>
      <text:p text:style-name="P4"/>
      <text:p text:style-name="P3"><text:tab/><text:tab/><text:tab/><text:tab/><text:tab/></text:p>
      <text:p text:style-name="P3"><text:tab/><text:tab/><text:tab/><text:tab/><text:span text:style-name="T3">TOOLCHAIN</text:span></text:p>
      <text:p text:style-name="P3"/>
      <text:p text:style-name="P3">gcc options</text:p>
      <text:p text:style-name="P3">gdb options</text:p>
      <text:p text:style-name="P7">Make file </text:p>
      <text:p text:style-name="P3">How to switch between threads in gdb?</text:p>
      <text:p text:style-name="P3">How to come out of loop in gdb</text:p>
      <text:p text:style-name="P3">What is finis<text:span text:style-name="T4">h</text:span> and return in gdb?</text:p>
      <text:p text:style-name="P3">Run time inclusion of C files</text:p>
      <text:p text:style-name="P7">memory leak?</text:p>
      <text:p text:style-name="P7">In the following snippet predict the output when it is given <text:s/>globally and locally </text:p>
      <text:p text:style-name="P7"/>
      <text:p text:style-name="P7"><text:tab/>int a[3];</text:p>
      <text:p text:style-name="P7"><text:tab/>int i;</text:p>
      <text:p text:style-name="P7"><text:tab/>for(i=0;i&lt;10;i++){</text:p>
      <text:p text:style-name="P7"><text:tab/><text:tab/>a[i] = i;</text:p>
      <text:p text:style-name="P7"><text:soft-page-break/><text:tab/>}</text:p>
      <text:p text:style-name="P3"/>
      <text:p text:style-name="P7"/>
      <text:p text:style-name="P1"/>
      <text:p text:style-name="P1"/>
      <text:p text:style-name="P1"><text:tab/><text:tab/><text:tab/><text:tab/>DATA STRUCTURES</text:p>
      <text:p text:style-name="P1"/>
      <text:p text:style-name="P1">Find nth node from last node in a single iteration</text:p>
      <text:p text:style-name="P1">Find the middle node in a single iteration <text:s/><text:span text:style-name="T1">and delete nth node from middle node (left and right)</text:span></text:p>
      <text:p text:style-name="P1"/>
      <text:p text:style-name="P1"/>
      <text:p text:style-name="P1"/>
      <text:p text:style-name="P1"><text:tab/><text:tab/><text:tab/><text:tab/><text:span text:style-name="T3">MEMORY MANAGEMENT</text:span></text:p>
      <text:p text:style-name="P7"/>
      <text:p text:style-name="P7">Physical address space and virtual address space?</text:p>
      <text:p text:style-name="P7">Why 3G for user and <text:s/>1GB for kernel? Cane we change it?</text:p>
      <text:p text:style-name="P7">When USB is plugged it should not work</text:p>
      <text:p text:style-name="P7">Kernel page tables</text:p>
      <text:p text:style-name="P1"/>
      <text:p text:style-name="P1"/>
      <text:p text:style-name="P1"/>
      <text:p text:style-name="P1"><text:tab/><text:tab/><text:tab/><text:tab/><text:span text:style-name="T4">TASK MANAGEMENT</text:span></text:p>
      <text:p text:style-name="P1"/>
      <text:p text:style-name="P3">What is process?</text:p>
      <text:p text:style-name="P3">How will execute concurrent server</text:p>
      <text:p text:style-name="P3">What is fork &amp; vfork? When the child gets copy of parent? Befor or after?</text:p>
      <text:p text:style-name="P3">Why we use exit in vfork? Is that efficient way?</text:p>
      <text:p text:style-name="P3">What is thread?Why thread?Creation of thread?</text:p>
      <text:p text:style-name="P3">Ehy thread id?</text:p>
      <text:p text:style-name="P3">Why we use signals?Types of signals?When signals will be handled and how?</text:p>
      <text:p text:style-name="P3">Why mutex? When parent is adding a node and child should consume the node without any waiting ? What is the mechanism?</text:p>
      <text:p text:style-name="P7">What happens when a process is executed?</text:p>
      <text:p text:style-name="P7">When various files is opened and memory allocation is done and file is not closed and memory aloocated is not freed, what will happen? Will it be closed automatically? Or what happens?</text:p>
      <text:p text:style-name="P7">Various system calls </text:p>
      <text:p text:style-name="P7"/>
      <text:p text:style-name="P3"/>
      <text:p text:style-name="P3"><text:tab/><text:tab/><text:tab/><text:tab/></text:p>
      <text:p text:style-name="P3"><text:tab/><text:tab/><text:tab/><text:tab/><text:tab/>IPC</text:p>
      <text:p text:style-name="P3">why Ipc?</text:p>
      <text:p text:style-name="P3">Which is efficient way of communication?</text:p>
      <text:p text:style-name="P3">Scenarios for each where the IPC mechanism is used?</text:p>
      <text:p text:style-name="P3">Can we change the size of message in message queue?</text:p>
      <text:p text:style-name="P3">Why semaphore? Difference between semaphore and mutex?</text:p>
      <text:p text:style-name="P3"/>
      <text:p text:style-name="P3"/>
      <text:p text:style-name="P3"><text:tab/><text:tab/><text:tab/><text:tab/><text:tab/>VFS</text:p>
      <text:p text:style-name="P3">Why VFS?How vfs is able to do operation in different filesystem?</text:p>
      <text:p text:style-name="P3">What is the maximum size the data can be stored in files? How we can store exceeding that?</text:p>
      <text:p text:style-name="P3">Structures maintained by VFS?and use of each?</text:p>
      <text:p text:style-name="P3">How the session is created ?</text:p>
      <text:p text:style-name="P3"><text:soft-page-break/>How the traversing through the structures happens when open() is called in various filesystems?</text:p>
      <text:p text:style-name="P3">How the file last accessed and modified time <text:span text:style-name="T2">can be known without ioctl()?</text:span></text:p>
      <text:p text:style-name="P3"/>
      <text:p text:style-name="P3"/>
      <text:p text:style-name="P3"><text:span text:style-name="T2"><text:tab/><text:tab/><text:tab/><text:tab/>NETWORKING</text:span></text:p>
      <text:p text:style-name="P5"/>
      <text:p text:style-name="P6">OSI layer and TCP layer</text:p>
      <text:p text:style-name="P6">How connection establishment and connection termination happens?</text:p>
      <text:p text:style-name="P6">What are the devices that cane be used in network layer?</text:p>
      <text:p text:style-name="P6">How each devices is working?</text:p>
      <text:p text:style-name="P6">How routing happens?</text:p>
      <text:p text:style-name="P6">Headers</text:p>
      <text:p text:style-name="P6">Why connection oriented and connection less?</text:p>
      <text:p text:style-name="P6">Can we use connect() in udp?</text:p>
      <text:p text:style-name="P6">How TTLis used?</text:p>
      <text:p text:style-name="P6">How ICMP works?</text:p>
      <text:p text:style-name="P6">How ping works? What will happen when ping to outside network?</text:p>
      <text:p text:style-name="P6">Socket programming</text:p>
      <text:p text:style-name="P6">Which layer which system call is used ? </text:p>
      <text:p text:style-name="P6">Unix domain Socket? How it is differed from IPC?</text:p>
      <text:p text:style-name="P6">Socket address structure and how each call works in the layers?</text:p>
      <text:p text:style-name="P6">Why listen is used and backlog?</text:p>
      <text:p text:style-name="P6">Host1 and host2 are connected in router 1 and <text:s/>host3 and host4 are connected to different router</text:p>
      <text:p text:style-name="P6">ping from host2 to host3 works but ping from host1to host3 doesnot work why?</text:p>
      <text:p text:style-name="P6">How routing is happening from one network to another</text:p>
      <text:p text:style-name="P6">How DHCP <text:s/><text:span text:style-name="T3">work?</text:span></text:p>
      <text:p text:style-name="P7">How DNS works internally</text:p>
      <text:p text:style-name="P7">Concurrent server</text:p>
      <text:p text:style-name="P7"/>
      <text:p text:style-name="P6"/>
      <text:p text:style-name="P6"/>
      <text:p text:style-name="P6"/>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0:34.962167435</meta:creation-date>
    <dc:date>2016-08-25T11:05:56.514348960</dc:date>
    <meta:editing-duration>PT1H19M20S</meta:editing-duration>
    <meta:editing-cycles>4</meta:editing-cycles>
    <meta:generator>LibreOffice/4.2.4.2$Linux_x86 LibreOffice_project/420m0$Build-2</meta:generator>
    <meta:document-statistic meta:table-count="0" meta:image-count="0" meta:object-count="0" meta:page-count="4" meta:paragraph-count="101" meta:word-count="694" meta:character-count="4013" meta:non-whitespace-character-count="3354"/>
  </office:meta>
</office:document-meta>
</file>